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3.41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 style:data-style-name="N0">
      <style:table-cell-properties fo:border-bottom="2.01pt solid #000000" fo:background-color="#bdd7e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2.01pt solid #000000" fo:background-color="#bdd7e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order-bottom="2.01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" style:family="table-cell" style:parent-style-name="Default" style:data-style-name="N107">
      <style:table-cell-properties fo:border-bottom="2.01pt solid #000000" fo:wrap-option="wrap" fo:border-left="2.01pt solid #000000" fo:border-right="2.01pt solid #000000" fo:border-top="none" style:vertical-align="middle"/>
      <style:text-properties fo:color="#000000" style:font-name="Courier New" fo:font-size="8pt" style:font-name-asian="Courier New1" style:font-size-asian="8pt" style:font-name-complex="Courier New1" style:font-size-complex="8pt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9" style:family="table-cell" style:parent-style-name="Default" style:data-style-name="N2">
      <style:table-cell-properties fo:border-bottom="2.01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2"/>
        <table:table-column table:style-name="co2" table:number-columns-repeated="9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6371" table:default-cell-style-name="ce17"/>
        <table:table-row table:style-name="ro1">
          <table:table-cell table:style-name="ce7" office:value-type="string" calcext:value-type="string">
            <text:p>год</text:p>
          </table:table-cell>
          <table:table-cell table:style-name="ce8" office:value-type="string" calcext:value-type="string">
            <text:p>январь</text:p>
          </table:table-cell>
          <table:table-cell table:style-name="ce8" office:value-type="string" calcext:value-type="string">
            <text:p>февраль</text:p>
          </table:table-cell>
          <table:table-cell table:style-name="ce8" office:value-type="string" calcext:value-type="string">
            <text:p>март</text:p>
          </table:table-cell>
          <table:table-cell table:style-name="ce8" office:value-type="string" calcext:value-type="string">
            <text:p>апрель</text:p>
          </table:table-cell>
          <table:table-cell table:style-name="ce8" office:value-type="string" calcext:value-type="string">
            <text:p>май</text:p>
          </table:table-cell>
          <table:table-cell table:style-name="ce8" office:value-type="string" calcext:value-type="string">
            <text:p>июнь</text:p>
          </table:table-cell>
          <table:table-cell table:style-name="ce8" office:value-type="string" calcext:value-type="string">
            <text:p>июль</text:p>
          </table:table-cell>
          <table:table-cell table:style-name="ce8" office:value-type="string" calcext:value-type="string">
            <text:p>август</text:p>
          </table:table-cell>
          <table:table-cell table:style-name="ce8" office:value-type="string" calcext:value-type="string">
            <text:p>сентябрь</text:p>
          </table:table-cell>
          <table:table-cell table:style-name="ce8" office:value-type="string" calcext:value-type="string">
            <text:p>октябрь</text:p>
          </table:table-cell>
          <table:table-cell table:style-name="ce8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office:value-type="string" calcext:value-type="string">
            <text:p>зимние месяца</text:p>
          </table:table-cell>
          <table:table-cell office:value-type="string" calcext:value-type="string">
            <text:p>летнее месяца</text:p>
          </table:table-cell>
          <table:table-cell office:value-type="string" calcext:value-type="string">
            <text:p>если</text:p>
          </table:table-cell>
          <table:table-cell table:number-columns-repeated="16368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2"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40" calcext:value-type="float">
            <text:p>40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" calcext:value-type="float">
            <text:p>13,0</text:p>
          </table:table-cell>
          <table:table-cell table:style-name="ce3" table:formula="of:=([.B2]+[.C2]+[.M2])/3" office:value-type="float" office:value="13" calcext:value-type="float">
            <text:p>13,0</text:p>
          </table:table-cell>
          <table:table-cell table:formula="of:=([.G2]+[.H2]+[.I2])/3" office:value-type="float" office:value="28.3333333333333" calcext:value-type="float">
            <text:p>28,3333333333333</text:p>
          </table:table-cell>
          <table:table-cell table:formula="of:=IF([.N2]&gt;[.O2];1;0)" office:value-type="float" office:value="0" calcext:value-type="float">
            <text:p>0</text:p>
          </table:table-cell>
          <table:table-cell table:style-name="ce18" table:formula="of:=SUM([.P:.P]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46" calcext:value-type="float">
            <text:p>46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43" calcext:value-type="float">
            <text:p>4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7" calcext:value-type="float">
            <text:p>17,0</text:p>
          </table:table-cell>
          <table:table-cell table:style-name="ce3" table:formula="of:=([.B3]+[.C3]+[.M3])/3" office:value-type="float" office:value="19" calcext:value-type="float">
            <text:p>19,0</text:p>
          </table:table-cell>
          <table:table-cell table:formula="of:=([.G3]+[.H3]+[.I3])/3" office:value-type="float" office:value="29.6666666666667" calcext:value-type="float">
            <text:p>29,6666666666667</text:p>
          </table:table-cell>
          <table:table-cell table:formula="of:=IF([.N3]&gt;[.O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47" calcext:value-type="float">
            <text:p>47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0" calcext:value-type="float">
            <text:p>20,0</text:p>
          </table:table-cell>
          <table:table-cell table:style-name="ce3" table:formula="of:=([.B4]+[.C4]+[.M4])/3" office:value-type="float" office:value="21.6666666666667" calcext:value-type="float">
            <text:p>21,7</text:p>
          </table:table-cell>
          <table:table-cell table:formula="of:=([.G4]+[.H4]+[.I4])/3" office:value-type="float" office:value="25.3333333333333" calcext:value-type="float">
            <text:p>25,3333333333333</text:p>
          </table:table-cell>
          <table:table-cell table:formula="of:=IF([.N4]&gt;[.O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8" calcext:value-type="float">
            <text:p>8,0</text:p>
          </table:table-cell>
          <table:table-cell table:number-columns-repeated="3" table:style-name="ce4" office:value-type="float" office:value="3" calcext:value-type="float">
            <text:p>3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4" calcext:value-type="float">
            <text:p>14,0</text:p>
          </table:table-cell>
          <table:table-cell table:style-name="ce3" table:formula="of:=([.B5]+[.C5]+[.M5])/3" office:value-type="float" office:value="14" calcext:value-type="float">
            <text:p>14,0</text:p>
          </table:table-cell>
          <table:table-cell table:formula="of:=([.G5]+[.H5]+[.I5])/3" office:value-type="float" office:value="26" calcext:value-type="float">
            <text:p>26</text:p>
          </table:table-cell>
          <table:table-cell table:formula="of:=IF([.N5]&gt;[.O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2" table:style-name="ce4" office:value-type="float" office:value="9" calcext:value-type="float">
            <text:p>9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4" calcext:value-type="float">
            <text:p>14,0</text:p>
          </table:table-cell>
          <table:table-cell table:style-name="ce3" table:formula="of:=([.B6]+[.C6]+[.M6])/3" office:value-type="float" office:value="9.33333333333333" calcext:value-type="float">
            <text:p>9,3</text:p>
          </table:table-cell>
          <table:table-cell table:formula="of:=([.G6]+[.H6]+[.I6])/3" office:value-type="float" office:value="18.6666666666667" calcext:value-type="float">
            <text:p>18,6666666666667</text:p>
          </table:table-cell>
          <table:table-cell table:formula="of:=IF([.N6]&gt;[.O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8" calcext:value-type="float">
            <text:p>28,0</text:p>
          </table:table-cell>
          <table:table-cell table:number-columns-repeated="2" table:style-name="ce4" office:value-type="float" office:value="30" calcext:value-type="float">
            <text:p>30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" calcext:value-type="float">
            <text:p>16,0</text:p>
          </table:table-cell>
          <table:table-cell table:style-name="ce3" table:formula="of:=([.B7]+[.C7]+[.M7])/3" office:value-type="float" office:value="14" calcext:value-type="float">
            <text:p>14,0</text:p>
          </table:table-cell>
          <table:table-cell table:formula="of:=([.G7]+[.H7]+[.I7])/3" office:value-type="float" office:value="23" calcext:value-type="float">
            <text:p>23</text:p>
          </table:table-cell>
          <table:table-cell table:formula="of:=IF([.N7]&gt;[.O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60" calcext:value-type="float">
            <text:p>60,0</text:p>
          </table:table-cell>
          <table:table-cell table:style-name="ce4" office:value-type="float" office:value="43" calcext:value-type="float">
            <text:p>43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5" calcext:value-type="float">
            <text:p>25,0</text:p>
          </table:table-cell>
          <table:table-cell table:style-name="ce3" table:formula="of:=([.B8]+[.C8]+[.M8])/3" office:value-type="float" office:value="28" calcext:value-type="float">
            <text:p>28,0</text:p>
          </table:table-cell>
          <table:table-cell table:formula="of:=([.G8]+[.H8]+[.I8])/3" office:value-type="float" office:value="41.3333333333333" calcext:value-type="float">
            <text:p>41,3333333333333</text:p>
          </table:table-cell>
          <table:table-cell table:formula="of:=IF([.N8]&gt;[.O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48" calcext:value-type="float">
            <text:p>48,0</text:p>
          </table:table-cell>
          <table:table-cell table:number-columns-repeated="2"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9" calcext:value-type="float">
            <text:p>9,0</text:p>
          </table:table-cell>
          <table:table-cell table:style-name="ce3" table:formula="of:=([.B9]+[.C9]+[.M9])/3" office:value-type="float" office:value="16" calcext:value-type="float">
            <text:p>16,0</text:p>
          </table:table-cell>
          <table:table-cell table:formula="of:=([.G9]+[.H9]+[.I9])/3" office:value-type="float" office:value="24.6666666666667" calcext:value-type="float">
            <text:p>24,6666666666667</text:p>
          </table:table-cell>
          <table:table-cell table:formula="of:=IF([.N9]&gt;[.O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" calcext:value-type="float">
            <text:p>16,0</text:p>
          </table:table-cell>
          <table:table-cell table:style-name="ce3" table:formula="of:=([.B10]+[.C10]+[.M10])/3" office:value-type="float" office:value="12.3333333333333" calcext:value-type="float">
            <text:p>12,3</text:p>
          </table:table-cell>
          <table:table-cell table:formula="of:=([.G10]+[.H10]+[.I10])/3" office:value-type="float" office:value="19.3333333333333" calcext:value-type="float">
            <text:p>19,3333333333333</text:p>
          </table:table-cell>
          <table:table-cell table:formula="of:=IF([.N10]&gt;[.O1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3" calcext:value-type="float">
            <text:p>13,0</text:p>
          </table:table-cell>
          <table:table-cell table:style-name="ce3" table:formula="of:=([.B11]+[.C11]+[.M11])/3" office:value-type="float" office:value="12.6666666666667" calcext:value-type="float">
            <text:p>12,7</text:p>
          </table:table-cell>
          <table:table-cell table:formula="of:=([.G11]+[.H11]+[.I11])/3" office:value-type="float" office:value="18.3333333333333" calcext:value-type="float">
            <text:p>18,3333333333333</text:p>
          </table:table-cell>
          <table:table-cell table:formula="of:=IF([.N11]&gt;[.O1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3" calcext:value-type="float">
            <text:p>13,0</text:p>
          </table:table-cell>
          <table:table-cell table:style-name="ce3" table:formula="of:=([.B12]+[.C12]+[.M12])/3" office:value-type="float" office:value="12.6666666666667" calcext:value-type="float">
            <text:p>12,7</text:p>
          </table:table-cell>
          <table:table-cell table:formula="of:=([.G12]+[.H12]+[.I12])/3" office:value-type="float" office:value="18.3333333333333" calcext:value-type="float">
            <text:p>18,3333333333333</text:p>
          </table:table-cell>
          <table:table-cell table:formula="of:=IF([.N12]&gt;[.O1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style-name="ce3" table:formula="of:=([.B13]+[.C13]+[.M13])/3" office:value-type="float" office:value="10" calcext:value-type="float">
            <text:p>10,0</text:p>
          </table:table-cell>
          <table:table-cell table:formula="of:=([.G13]+[.H13]+[.I13])/3" office:value-type="float" office:value="20.6666666666667" calcext:value-type="float">
            <text:p>20,6666666666667</text:p>
          </table:table-cell>
          <table:table-cell table:formula="of:=IF([.N13]&gt;[.O1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style-name="ce3" table:formula="of:=([.B14]+[.C14]+[.M14])/3" office:value-type="float" office:value="10" calcext:value-type="float">
            <text:p>10,0</text:p>
          </table:table-cell>
          <table:table-cell table:formula="of:=([.G14]+[.H14]+[.I14])/3" office:value-type="float" office:value="20.6666666666667" calcext:value-type="float">
            <text:p>20,6666666666667</text:p>
          </table:table-cell>
          <table:table-cell table:formula="of:=IF([.N14]&gt;[.O1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2" calcext:value-type="float">
            <text:p>32,0</text:p>
          </table:table-cell>
          <table:table-cell table:style-name="ce3" table:formula="of:=([.B15]+[.C15]+[.M15])/3" office:value-type="float" office:value="16.3333333333333" calcext:value-type="float">
            <text:p>16,3</text:p>
          </table:table-cell>
          <table:table-cell table:formula="of:=([.G15]+[.H15]+[.I15])/3" office:value-type="float" office:value="18" calcext:value-type="float">
            <text:p>18</text:p>
          </table:table-cell>
          <table:table-cell table:formula="of:=IF([.N15]&gt;[.O1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" table:style-name="ce4" office:value-type="float" office:value="5" calcext:value-type="float">
            <text:p>5,0</text:p>
          </table:table-cell>
          <table:table-cell table:style-name="ce4" office:value-type="float" office:value="6" calcext:value-type="float">
            <text:p>6,0</text:p>
          </table:table-cell>
          <table:table-cell table:number-columns-repeated="2" table:style-name="ce4" office:value-type="float" office:value="13" calcext:value-type="float">
            <text:p>13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6" calcext:value-type="float">
            <text:p>16,0</text:p>
          </table:table-cell>
          <table:table-cell table:style-name="ce3" table:formula="of:=([.B16]+[.C16]+[.M16])/3" office:value-type="float" office:value="13" calcext:value-type="float">
            <text:p>13,0</text:p>
          </table:table-cell>
          <table:table-cell table:formula="of:=([.G16]+[.H16]+[.I16])/3" office:value-type="float" office:value="12.3333333333333" calcext:value-type="float">
            <text:p>12,3333333333333</text:p>
          </table:table-cell>
          <table:table-cell table:formula="of:=IF([.N16]&gt;[.O1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6" calcext:value-type="float">
            <text:p>16,0</text:p>
          </table:table-cell>
          <table:table-cell table:style-name="ce3" table:formula="of:=([.B17]+[.C17]+[.M17])/3" office:value-type="float" office:value="19.3333333333333" calcext:value-type="float">
            <text:p>19,3</text:p>
          </table:table-cell>
          <table:table-cell table:formula="of:=([.G17]+[.H17]+[.I17])/3" office:value-type="float" office:value="19" calcext:value-type="float">
            <text:p>19</text:p>
          </table:table-cell>
          <table:table-cell table:formula="of:=IF([.N17]&gt;[.O1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8" calcext:value-type="float">
            <text:p>8,0</text:p>
          </table:table-cell>
          <table:table-cell table:style-name="ce3" table:formula="of:=([.B18]+[.C18]+[.M18])/3" office:value-type="float" office:value="7.66666666666667" calcext:value-type="float">
            <text:p>7,7</text:p>
          </table:table-cell>
          <table:table-cell table:formula="of:=([.G18]+[.H18]+[.I18])/3" office:value-type="float" office:value="10.3333333333333" calcext:value-type="float">
            <text:p>10,3333333333333</text:p>
          </table:table-cell>
          <table:table-cell table:formula="of:=IF([.N18]&gt;[.O1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2" calcext:value-type="float">
            <text:p>1952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6" calcext:value-type="float">
            <text:p>16,0</text:p>
          </table:table-cell>
          <table:table-cell table:style-name="ce3" table:formula="of:=([.B19]+[.C19]+[.M19])/3" office:value-type="float" office:value="10.3333333333333" calcext:value-type="float">
            <text:p>10,3</text:p>
          </table:table-cell>
          <table:table-cell table:formula="of:=([.G19]+[.H19]+[.I19])/3" office:value-type="float" office:value="12" calcext:value-type="float">
            <text:p>12</text:p>
          </table:table-cell>
          <table:table-cell table:formula="of:=IF([.N19]&gt;[.O1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7" calcext:value-type="float">
            <text:p>17,0</text:p>
          </table:table-cell>
          <table:table-cell table:style-name="ce3" table:formula="of:=([.B20]+[.C20]+[.M20])/3" office:value-type="float" office:value="14.3333333333333" calcext:value-type="float">
            <text:p>14,3</text:p>
          </table:table-cell>
          <table:table-cell table:formula="of:=([.G20]+[.H20]+[.I20])/3" office:value-type="float" office:value="8.66666666666667" calcext:value-type="float">
            <text:p>8,66666666666667</text:p>
          </table:table-cell>
          <table:table-cell table:formula="of:=IF([.N20]&gt;[.O2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4.4" calcext:value-type="float">
            <text:p>4,4</text:p>
          </table:table-cell>
          <table:table-cell table:style-name="ce3" table:formula="of:=([.B21]+[.C21]+[.M21])/3" office:value-type="float" office:value="8.16666666666667" calcext:value-type="float">
            <text:p>8,2</text:p>
          </table:table-cell>
          <table:table-cell table:formula="of:=([.G21]+[.H21]+[.I21])/3" office:value-type="float" office:value="6.83333333333333" calcext:value-type="float">
            <text:p>6,83333333333333</text:p>
          </table:table-cell>
          <table:table-cell table:formula="of:=IF([.N21]&gt;[.O2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3.3" calcext:value-type="float">
            <text:p>3,3</text:p>
          </table:table-cell>
          <table:table-cell table:style-name="ce3" table:formula="of:=([.B22]+[.C22]+[.M22])/3" office:value-type="float" office:value="6.86666666666667" calcext:value-type="float">
            <text:p>6,9</text:p>
          </table:table-cell>
          <table:table-cell table:formula="of:=([.G22]+[.H22]+[.I22])/3" office:value-type="float" office:value="4.9" calcext:value-type="float">
            <text:p>4,9</text:p>
          </table:table-cell>
          <table:table-cell table:formula="of:=IF([.N22]&gt;[.O2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8.8" calcext:value-type="float">
            <text:p>38,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4.3" calcext:value-type="float">
            <text:p>14,3</text:p>
          </table:table-cell>
          <table:table-cell table:style-name="ce3" table:formula="of:=([.B23]+[.C23]+[.M23])/3" office:value-type="float" office:value="9.26666666666667" calcext:value-type="float">
            <text:p>9,3</text:p>
          </table:table-cell>
          <table:table-cell table:formula="of:=([.G23]+[.H23]+[.I23])/3" office:value-type="float" office:value="15.0666666666667" calcext:value-type="float">
            <text:p>15,0666666666667</text:p>
          </table:table-cell>
          <table:table-cell table:formula="of:=IF([.N23]&gt;[.O2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56.1" calcext:value-type="float">
            <text:p>56,1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4.3" calcext:value-type="float">
            <text:p>14,3</text:p>
          </table:table-cell>
          <table:table-cell table:style-name="ce3" table:formula="of:=([.B24]+[.C24]+[.M24])/3" office:value-type="float" office:value="14.6" calcext:value-type="float">
            <text:p>14,6</text:p>
          </table:table-cell>
          <table:table-cell table:formula="of:=([.G24]+[.H24]+[.I24])/3" office:value-type="float" office:value="23.8" calcext:value-type="float">
            <text:p>23,8</text:p>
          </table:table-cell>
          <table:table-cell table:formula="of:=IF([.N24]&gt;[.O2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47.9" calcext:value-type="float">
            <text:p>47,9</text:p>
          </table:table-cell>
          <table:table-cell table:style-name="ce4" office:value-type="float" office:value="43.6" calcext:value-type="float">
            <text:p>43,6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7.1" calcext:value-type="float">
            <text:p>27,1</text:p>
          </table:table-cell>
          <table:table-cell table:style-name="ce3" table:formula="of:=([.B25]+[.C25]+[.M25])/3" office:value-type="float" office:value="18.4" calcext:value-type="float">
            <text:p>18,4</text:p>
          </table:table-cell>
          <table:table-cell table:formula="of:=([.G25]+[.H25]+[.I25])/3" office:value-type="float" office:value="26.5666666666667" calcext:value-type="float">
            <text:p>26,5666666666667</text:p>
          </table:table-cell>
          <table:table-cell table:formula="of:=IF([.N25]&gt;[.O2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59.7" calcext:value-type="float">
            <text:p>59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4" calcext:value-type="float">
            <text:p>4,0</text:p>
          </table:table-cell>
          <table:table-cell table:style-name="ce3" table:formula="of:=([.B26]+[.C26]+[.M26])/3" office:value-type="float" office:value="7.96666666666667" calcext:value-type="float">
            <text:p>8,0</text:p>
          </table:table-cell>
          <table:table-cell table:formula="of:=([.G26]+[.H26]+[.I26])/3" office:value-type="float" office:value="31.3" calcext:value-type="float">
            <text:p>31,3</text:p>
          </table:table-cell>
          <table:table-cell table:formula="of:=IF([.N26]&gt;[.O2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7.6" calcext:value-type="float">
            <text:p>17,6</text:p>
          </table:table-cell>
          <table:table-cell table:style-name="ce3" table:formula="of:=([.B27]+[.C27]+[.M27])/3" office:value-type="float" office:value="12.9" calcext:value-type="float">
            <text:p>12,9</text:p>
          </table:table-cell>
          <table:table-cell table:formula="of:=([.G27]+[.H27]+[.I27])/3" office:value-type="float" office:value="29.2" calcext:value-type="float">
            <text:p>29,2</text:p>
          </table:table-cell>
          <table:table-cell table:formula="of:=IF([.N27]&gt;[.O2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9.3" calcext:value-type="float">
            <text:p>29,3</text:p>
          </table:table-cell>
          <table:table-cell table:style-name="ce3" table:formula="of:=([.B28]+[.C28]+[.M28])/3" office:value-type="float" office:value="14" calcext:value-type="float">
            <text:p>14,0</text:p>
          </table:table-cell>
          <table:table-cell table:formula="of:=([.G28]+[.H28]+[.I28])/3" office:value-type="float" office:value="16.4" calcext:value-type="float">
            <text:p>16,4</text:p>
          </table:table-cell>
          <table:table-cell table:formula="of:=IF([.N28]&gt;[.O2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47.3" calcext:value-type="float">
            <text:p>47,3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20.4" calcext:value-type="float">
            <text:p>20,4</text:p>
          </table:table-cell>
          <table:table-cell table:style-name="ce3" table:formula="of:=([.B29]+[.C29]+[.M29])/3" office:value-type="float" office:value="15.1666666666667" calcext:value-type="float">
            <text:p>15,2</text:p>
          </table:table-cell>
          <table:table-cell table:formula="of:=([.G29]+[.H29]+[.I29])/3" office:value-type="float" office:value="13.6333333333333" calcext:value-type="float">
            <text:p>13,6333333333333</text:p>
          </table:table-cell>
          <table:table-cell table:formula="of:=IF([.N29]&gt;[.O2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2.8" calcext:value-type="float">
            <text:p>12,8</text:p>
          </table:table-cell>
          <table:table-cell table:style-name="ce3" table:formula="of:=([.B30]+[.C30]+[.M30])/3" office:value-type="float" office:value="8.73333333333333" calcext:value-type="float">
            <text:p>8,7</text:p>
          </table:table-cell>
          <table:table-cell table:formula="of:=([.G30]+[.H30]+[.I30])/3" office:value-type="float" office:value="13.8666666666667" calcext:value-type="float">
            <text:p>13,8666666666667</text:p>
          </table:table-cell>
          <table:table-cell table:formula="of:=IF([.N30]&gt;[.O3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9" calcext:value-type="float">
            <text:p>9,0</text:p>
          </table:table-cell>
          <table:table-cell table:number-columns-repeated="2" table:style-name="ce4" office:value-type="float" office:value="15.6" calcext:value-type="float">
            <text:p>15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5.1" calcext:value-type="float">
            <text:p>5,1</text:p>
          </table:table-cell>
          <table:table-cell table:style-name="ce3" table:formula="of:=([.B31]+[.C31]+[.M31])/3" office:value-type="float" office:value="11.4333333333333" calcext:value-type="float">
            <text:p>11,4</text:p>
          </table:table-cell>
          <table:table-cell table:formula="of:=([.G31]+[.H31]+[.I31])/3" office:value-type="float" office:value="17.0666666666667" calcext:value-type="float">
            <text:p>17,0666666666667</text:p>
          </table:table-cell>
          <table:table-cell table:formula="of:=IF([.N31]&gt;[.O3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4.7" calcext:value-type="float">
            <text:p>4,7</text:p>
          </table:table-cell>
          <table:table-cell table:style-name="ce3" table:formula="of:=([.B32]+[.C32]+[.M32])/3" office:value-type="float" office:value="7.7" calcext:value-type="float">
            <text:p>7,7</text:p>
          </table:table-cell>
          <table:table-cell table:formula="of:=([.G32]+[.H32]+[.I32])/3" office:value-type="float" office:value="14.2" calcext:value-type="float">
            <text:p>14,2</text:p>
          </table:table-cell>
          <table:table-cell table:formula="of:=IF([.N32]&gt;[.O3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" table:style-name="ce4" office:value-type="float" office:value="12.5" calcext:value-type="float">
            <text:p>12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41.9" calcext:value-type="float">
            <text:p>41,9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8.5" calcext:value-type="float">
            <text:p>8,5</text:p>
          </table:table-cell>
          <table:table-cell table:style-name="ce3" table:formula="of:=([.B33]+[.C33]+[.M33])/3" office:value-type="float" office:value="9.8" calcext:value-type="float">
            <text:p>9,8</text:p>
          </table:table-cell>
          <table:table-cell table:formula="of:=([.G33]+[.H33]+[.I33])/3" office:value-type="float" office:value="20.8333333333333" calcext:value-type="float">
            <text:p>20,8333333333333</text:p>
          </table:table-cell>
          <table:table-cell table:formula="of:=IF([.N33]&gt;[.O3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30.5" calcext:value-type="float">
            <text:p>30,5</text:p>
          </table:table-cell>
          <table:table-cell table:style-name="ce3" table:formula="of:=([.B34]+[.C34]+[.M34])/3" office:value-type="float" office:value="17.5" calcext:value-type="float">
            <text:p>17,5</text:p>
          </table:table-cell>
          <table:table-cell table:formula="of:=([.G34]+[.H34]+[.I34])/3" office:value-type="float" office:value="4.7" calcext:value-type="float">
            <text:p>4,7</text:p>
          </table:table-cell>
          <table:table-cell table:formula="of:=IF([.N34]&gt;[.O3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40" calcext:value-type="float">
            <text:p>40,0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42.9" calcext:value-type="float">
            <text:p>42,9</text:p>
          </table:table-cell>
          <table:table-cell table:style-name="ce4" office:value-type="float" office:value="20.2" calcext:value-type="float">
            <text:p>20,2</text:p>
          </table:table-cell>
          <table:table-cell table:style-name="ce3" table:formula="of:=([.B35]+[.C35]+[.M35])/3" office:value-type="float" office:value="18.2" calcext:value-type="float">
            <text:p>18,2</text:p>
          </table:table-cell>
          <table:table-cell table:formula="of:=([.G35]+[.H35]+[.I35])/3" office:value-type="float" office:value="18.1666666666667" calcext:value-type="float">
            <text:p>18,1666666666667</text:p>
          </table:table-cell>
          <table:table-cell table:formula="of:=IF([.N35]&gt;[.O3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14.8" calcext:value-type="float">
            <text:p>14,8</text:p>
          </table:table-cell>
          <table:table-cell table:style-name="ce3" table:formula="of:=([.B36]+[.C36]+[.M36])/3" office:value-type="float" office:value="9.66666666666667" calcext:value-type="float">
            <text:p>9,7</text:p>
          </table:table-cell>
          <table:table-cell table:formula="of:=([.G36]+[.H36]+[.I36])/3" office:value-type="float" office:value="15.0333333333333" calcext:value-type="float">
            <text:p>15,0333333333333</text:p>
          </table:table-cell>
          <table:table-cell table:formula="of:=IF([.N36]&gt;[.O3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64.6" calcext:value-type="float">
            <text:p>64,6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22.7" calcext:value-type="float">
            <text:p>22,7</text:p>
          </table:table-cell>
          <table:table-cell table:style-name="ce3" table:formula="of:=([.B37]+[.C37]+[.M37])/3" office:value-type="float" office:value="22.4" calcext:value-type="float">
            <text:p>22,4</text:p>
          </table:table-cell>
          <table:table-cell table:formula="of:=([.G37]+[.H37]+[.I37])/3" office:value-type="float" office:value="9.56666666666667" calcext:value-type="float">
            <text:p>9,56666666666667</text:p>
          </table:table-cell>
          <table:table-cell table:formula="of:=IF([.N37]&gt;[.O3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8.1" calcext:value-type="float">
            <text:p>38,1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46.4" calcext:value-type="float">
            <text:p>46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15.2" calcext:value-type="float">
            <text:p>15,2</text:p>
          </table:table-cell>
          <table:table-cell table:style-name="ce3" table:formula="of:=([.B38]+[.C38]+[.M38])/3" office:value-type="float" office:value="12.5" calcext:value-type="float">
            <text:p>12,5</text:p>
          </table:table-cell>
          <table:table-cell table:formula="of:=([.G38]+[.H38]+[.I38])/3" office:value-type="float" office:value="33.9333333333333" calcext:value-type="float">
            <text:p>33,9333333333333</text:p>
          </table:table-cell>
          <table:table-cell table:formula="of:=IF([.N38]&gt;[.O3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7" calcext:value-type="float">
            <text:p>7,0</text:p>
          </table:table-cell>
          <table:table-cell table:number-columns-repeated="2" table:style-name="ce4" office:value-type="float" office:value="14.5" calcext:value-type="float">
            <text:p>14,5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8" calcext:value-type="float">
            <text:p>8,0</text:p>
          </table:table-cell>
          <table:table-cell table:style-name="ce3" table:formula="of:=([.B39]+[.C39]+[.M39])/3" office:value-type="float" office:value="7.76666666666667" calcext:value-type="float">
            <text:p>7,8</text:p>
          </table:table-cell>
          <table:table-cell table:formula="of:=([.G39]+[.H39]+[.I39])/3" office:value-type="float" office:value="10.2333333333333" calcext:value-type="float">
            <text:p>10,2333333333333</text:p>
          </table:table-cell>
          <table:table-cell table:formula="of:=IF([.N39]&gt;[.O3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38.7" calcext:value-type="float">
            <text:p>38,7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7.4" calcext:value-type="float">
            <text:p>27,4</text:p>
          </table:table-cell>
          <table:table-cell table:style-name="ce3" table:formula="of:=([.B40]+[.C40]+[.M40])/3" office:value-type="float" office:value="10.8666666666667" calcext:value-type="float">
            <text:p>10,9</text:p>
          </table:table-cell>
          <table:table-cell table:formula="of:=([.G40]+[.H40]+[.I40])/3" office:value-type="float" office:value="12.1666666666667" calcext:value-type="float">
            <text:p>12,1666666666667</text:p>
          </table:table-cell>
          <table:table-cell table:formula="of:=IF([.N40]&gt;[.O4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49.3" calcext:value-type="float">
            <text:p>49,3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19.2" calcext:value-type="float">
            <text:p>19,2</text:p>
          </table:table-cell>
          <table:table-cell table:style-name="ce3" table:formula="of:=([.B41]+[.C41]+[.M41])/3" office:value-type="float" office:value="14.8" calcext:value-type="float">
            <text:p>14,8</text:p>
          </table:table-cell>
          <table:table-cell table:formula="of:=([.G41]+[.H41]+[.I41])/3" office:value-type="float" office:value="10.4" calcext:value-type="float">
            <text:p>10,4</text:p>
          </table:table-cell>
          <table:table-cell table:formula="of:=IF([.N41]&gt;[.O4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53.7" calcext:value-type="float">
            <text:p>53,7</text:p>
          </table:table-cell>
          <table:table-cell table:style-name="ce4" office:value-type="float" office:value="40.5" calcext:value-type="float">
            <text:p>40,5</text:p>
          </table:table-cell>
          <table:table-cell table:style-name="ce4" office:value-type="float" office:value="43.4" calcext:value-type="float">
            <text:p>43,4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8" calcext:value-type="float">
            <text:p>8,0</text:p>
          </table:table-cell>
          <table:table-cell table:style-name="ce3" table:formula="of:=([.B42]+[.C42]+[.M42])/3" office:value-type="float" office:value="14.0333333333333" calcext:value-type="float">
            <text:p>14,0</text:p>
          </table:table-cell>
          <table:table-cell table:formula="of:=([.G42]+[.H42]+[.I42])/3" office:value-type="float" office:value="45.8666666666667" calcext:value-type="float">
            <text:p>45,8666666666667</text:p>
          </table:table-cell>
          <table:table-cell table:formula="of:=IF([.N42]&gt;[.O4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4.4" calcext:value-type="float">
            <text:p>14,4</text:p>
          </table:table-cell>
          <table:table-cell table:style-name="ce3" table:formula="of:=([.B43]+[.C43]+[.M43])/3" office:value-type="float" office:value="7.63333333333333" calcext:value-type="float">
            <text:p>7,6</text:p>
          </table:table-cell>
          <table:table-cell table:formula="of:=([.G43]+[.H43]+[.I43])/3" office:value-type="float" office:value="21.5" calcext:value-type="float">
            <text:p>21,5</text:p>
          </table:table-cell>
          <table:table-cell table:formula="of:=IF([.N43]&gt;[.O4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42.9" calcext:value-type="float">
            <text:p>42,9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42.2" calcext:value-type="float">
            <text:p>42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30.2" calcext:value-type="float">
            <text:p>30,2</text:p>
          </table:table-cell>
          <table:table-cell table:style-name="ce3" table:formula="of:=([.B44]+[.C44]+[.M44])/3" office:value-type="float" office:value="20.2666666666667" calcext:value-type="float">
            <text:p>20,3</text:p>
          </table:table-cell>
          <table:table-cell table:formula="of:=([.G44]+[.H44]+[.I44])/3" office:value-type="float" office:value="20.6" calcext:value-type="float">
            <text:p>20,6</text:p>
          </table:table-cell>
          <table:table-cell table:formula="of:=IF([.N44]&gt;[.O4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7.3" calcext:value-type="float">
            <text:p>27,3</text:p>
          </table:table-cell>
          <table:table-cell table:style-name="ce3" table:formula="of:=([.B45]+[.C45]+[.M45])/3" office:value-type="float" office:value="18.7666666666667" calcext:value-type="float">
            <text:p>18,8</text:p>
          </table:table-cell>
          <table:table-cell table:formula="of:=([.G45]+[.H45]+[.I45])/3" office:value-type="float" office:value="28.6666666666667" calcext:value-type="float">
            <text:p>28,6666666666667</text:p>
          </table:table-cell>
          <table:table-cell table:formula="of:=IF([.N45]&gt;[.O4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14.9" calcext:value-type="float">
            <text:p>14,9</text:p>
          </table:table-cell>
          <table:table-cell table:style-name="ce3" table:formula="of:=([.B46]+[.C46]+[.M46])/3" office:value-type="float" office:value="10.5" calcext:value-type="float">
            <text:p>10,5</text:p>
          </table:table-cell>
          <table:table-cell table:formula="of:=([.G46]+[.H46]+[.I46])/3" office:value-type="float" office:value="27.4" calcext:value-type="float">
            <text:p>27,4</text:p>
          </table:table-cell>
          <table:table-cell table:formula="of:=IF([.N46]&gt;[.O4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60.7" calcext:value-type="float">
            <text:p>60,7</text:p>
          </table:table-cell>
          <table:table-cell table:style-name="ce4" office:value-type="float" office:value="39.7" calcext:value-type="float">
            <text:p>39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8" calcext:value-type="float">
            <text:p>18,0</text:p>
          </table:table-cell>
          <table:table-cell table:style-name="ce3" table:formula="of:=([.B47]+[.C47]+[.M47])/3" office:value-type="float" office:value="14.9" calcext:value-type="float">
            <text:p>14,9</text:p>
          </table:table-cell>
          <table:table-cell table:formula="of:=([.G47]+[.H47]+[.I47])/3" office:value-type="float" office:value="39.6333333333333" calcext:value-type="float">
            <text:p>39,6333333333333</text:p>
          </table:table-cell>
          <table:table-cell table:formula="of:=IF([.N47]&gt;[.O4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43.6" calcext:value-type="float">
            <text:p>43,6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34.6" calcext:value-type="float">
            <text:p>34,6</text:p>
          </table:table-cell>
          <table:table-cell table:style-name="ce3" table:formula="of:=([.B48]+[.C48]+[.M48])/3" office:value-type="float" office:value="14.3333333333333" calcext:value-type="float">
            <text:p>14,3</text:p>
          </table:table-cell>
          <table:table-cell table:formula="of:=([.G48]+[.H48]+[.I48])/3" office:value-type="float" office:value="22.0333333333333" calcext:value-type="float">
            <text:p>22,0333333333333</text:p>
          </table:table-cell>
          <table:table-cell table:formula="of:=IF([.N48]&gt;[.O4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.1" calcext:value-type="float">
            <text:p>13,1</text:p>
          </table:table-cell>
          <table:table-cell table:style-name="ce3" table:formula="of:=([.B49]+[.C49]+[.M49])/3" office:value-type="float" office:value="6.7" calcext:value-type="float">
            <text:p>6,7</text:p>
          </table:table-cell>
          <table:table-cell table:formula="of:=([.G49]+[.H49]+[.I49])/3" office:value-type="float" office:value="20.3666666666667" calcext:value-type="float">
            <text:p>20,3666666666667</text:p>
          </table:table-cell>
          <table:table-cell table:formula="of:=IF([.N49]&gt;[.O4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4" office:value-type="float" office:value="38.3" calcext:value-type="float">
            <text:p>38,3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40.1" calcext:value-type="float">
            <text:p>40,1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1.1" calcext:value-type="float">
            <text:p>11,1</text:p>
          </table:table-cell>
          <table:table-cell table:style-name="ce3" table:formula="of:=([.B50]+[.C50]+[.M50])/3" office:value-type="float" office:value="22.1" calcext:value-type="float">
            <text:p>22,1</text:p>
          </table:table-cell>
          <table:table-cell table:formula="of:=([.G50]+[.H50]+[.I50])/3" office:value-type="float" office:value="20.3333333333333" calcext:value-type="float">
            <text:p>20,3333333333333</text:p>
          </table:table-cell>
          <table:table-cell table:formula="of:=IF([.N50]&gt;[.O5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63.9" calcext:value-type="float">
            <text:p>63,9</text:p>
          </table:table-cell>
          <table:table-cell table:style-name="ce4" office:value-type="float" office:value="46.5" calcext:value-type="float">
            <text:p>46,5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20.7" calcext:value-type="float">
            <text:p>20,7</text:p>
          </table:table-cell>
          <table:table-cell table:style-name="ce3" table:formula="of:=([.B51]+[.C51]+[.M51])/3" office:value-type="float" office:value="22.6666666666667" calcext:value-type="float">
            <text:p>22,7</text:p>
          </table:table-cell>
          <table:table-cell table:formula="of:=([.G51]+[.H51]+[.I51])/3" office:value-type="float" office:value="38.9666666666667" calcext:value-type="float">
            <text:p>38,9666666666667</text:p>
          </table:table-cell>
          <table:table-cell table:formula="of:=IF([.N51]&gt;[.O5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4.4" calcext:value-type="float">
            <text:p>4,4</text:p>
          </table:table-cell>
          <table:table-cell table:style-name="ce3" table:formula="of:=([.B52]+[.C52]+[.M52])/3" office:value-type="float" office:value="10.2666666666667" calcext:value-type="float">
            <text:p>10,3</text:p>
          </table:table-cell>
          <table:table-cell table:formula="of:=([.G52]+[.H52]+[.I52])/3" office:value-type="float" office:value="16.2666666666667" calcext:value-type="float">
            <text:p>16,2666666666667</text:p>
          </table:table-cell>
          <table:table-cell table:formula="of:=IF([.N52]&gt;[.O5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6.3" calcext:value-type="float">
            <text:p>6,3</text:p>
          </table:table-cell>
          <table:table-cell table:style-name="ce3" table:formula="of:=([.B53]+[.C53]+[.M53])/3" office:value-type="float" office:value="10.0666666666667" calcext:value-type="float">
            <text:p>10,1</text:p>
          </table:table-cell>
          <table:table-cell table:formula="of:=([.G53]+[.H53]+[.I53])/3" office:value-type="float" office:value="20.8333333333333" calcext:value-type="float">
            <text:p>20,8333333333333</text:p>
          </table:table-cell>
          <table:table-cell table:formula="of:=IF([.N53]&gt;[.O5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" table:style-name="ce4" office:value-type="float" office:value="7.2" calcext:value-type="float">
            <text:p>7,2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8.4" calcext:value-type="float">
            <text:p>18,4</text:p>
          </table:table-cell>
          <table:table-cell table:style-name="ce3" table:formula="of:=([.B54]+[.C54]+[.M54])/3" office:value-type="float" office:value="10.7666666666667" calcext:value-type="float">
            <text:p>10,8</text:p>
          </table:table-cell>
          <table:table-cell table:formula="of:=([.G54]+[.H54]+[.I54])/3" office:value-type="float" office:value="15.6666666666667" calcext:value-type="float">
            <text:p>15,6666666666667</text:p>
          </table:table-cell>
          <table:table-cell table:formula="of:=IF([.N54]&gt;[.O5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49.7" calcext:value-type="float">
            <text:p>49,7</text:p>
          </table:table-cell>
          <table:table-cell table:style-name="ce4" office:value-type="float" office:value="38.3" calcext:value-type="float">
            <text:p>38,3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7.1" calcext:value-type="float">
            <text:p>7,1</text:p>
          </table:table-cell>
          <table:table-cell table:style-name="ce3" table:formula="of:=([.B55]+[.C55]+[.M55])/3" office:value-type="float" office:value="7.86666666666667" calcext:value-type="float">
            <text:p>7,9</text:p>
          </table:table-cell>
          <table:table-cell table:formula="of:=([.G55]+[.H55]+[.I55])/3" office:value-type="float" office:value="32.7666666666667" calcext:value-type="float">
            <text:p>32,7666666666667</text:p>
          </table:table-cell>
          <table:table-cell table:formula="of:=IF([.N55]&gt;[.O5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number-columns-repeated="2" table:style-name="ce4" office:value-type="float" office:value="5" calcext:value-type="float">
            <text:p>5,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6.9" calcext:value-type="float">
            <text:p>16,9</text:p>
          </table:table-cell>
          <table:table-cell table:style-name="ce3" table:formula="of:=([.B56]+[.C56]+[.M56])/3" office:value-type="float" office:value="8.96666666666667" calcext:value-type="float">
            <text:p>9,0</text:p>
          </table:table-cell>
          <table:table-cell table:formula="of:=([.G56]+[.H56]+[.I56])/3" office:value-type="float" office:value="17.7333333333333" calcext:value-type="float">
            <text:p>17,7333333333333</text:p>
          </table:table-cell>
          <table:table-cell table:formula="of:=IF([.N56]&gt;[.O5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.3" calcext:value-type="float">
            <text:p>2,3</text:p>
          </table:table-cell>
          <table:table-cell table:style-name="ce3" table:formula="of:=([.B57]+[.C57]+[.M57])/3" office:value-type="float" office:value="6.56666666666667" calcext:value-type="float">
            <text:p>6,6</text:p>
          </table:table-cell>
          <table:table-cell table:formula="of:=([.G57]+[.H57]+[.I57])/3" office:value-type="float" office:value="16.1666666666667" calcext:value-type="float">
            <text:p>16,1666666666667</text:p>
          </table:table-cell>
          <table:table-cell table:formula="of:=IF([.N57]&gt;[.O5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5.5" calcext:value-type="float">
            <text:p>15,5</text:p>
          </table:table-cell>
          <table:table-cell table:style-name="ce3" table:formula="of:=([.B58]+[.C58]+[.M58])/3" office:value-type="float" office:value="9" calcext:value-type="float">
            <text:p>9,0</text:p>
          </table:table-cell>
          <table:table-cell table:formula="of:=([.G58]+[.H58]+[.I58])/3" office:value-type="float" office:value="20.9333333333333" calcext:value-type="float">
            <text:p>20,9333333333333</text:p>
          </table:table-cell>
          <table:table-cell table:formula="of:=IF([.N58]&gt;[.O5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6.6" calcext:value-type="float">
            <text:p>6,6</text:p>
          </table:table-cell>
          <table:table-cell table:style-name="ce3" table:formula="of:=([.B59]+[.C59]+[.M59])/3" office:value-type="float" office:value="9.86666666666667" calcext:value-type="float">
            <text:p>9,9</text:p>
          </table:table-cell>
          <table:table-cell table:formula="of:=([.G59]+[.H59]+[.I59])/3" office:value-type="float" office:value="17.0333333333333" calcext:value-type="float">
            <text:p>17,0333333333333</text:p>
          </table:table-cell>
          <table:table-cell table:formula="of:=IF([.N59]&gt;[.O5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5.3" calcext:value-type="float">
            <text:p>5,3</text:p>
          </table:table-cell>
          <table:table-cell table:style-name="ce3" table:formula="of:=([.B60]+[.C60]+[.M60])/3" office:value-type="float" office:value="11.9666666666667" calcext:value-type="float">
            <text:p>12,0</text:p>
          </table:table-cell>
          <table:table-cell table:formula="of:=([.G60]+[.H60]+[.I60])/3" office:value-type="float" office:value="12.3666666666667" calcext:value-type="float">
            <text:p>12,3666666666667</text:p>
          </table:table-cell>
          <table:table-cell table:formula="of:=IF([.N60]&gt;[.O6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42.6" calcext:value-type="float">
            <text:p>42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6.7" calcext:value-type="float">
            <text:p>6,7</text:p>
          </table:table-cell>
          <table:table-cell table:style-name="ce3" table:formula="of:=([.B61]+[.C61]+[.M61])/3" office:value-type="float" office:value="7.06666666666667" calcext:value-type="float">
            <text:p>7,1</text:p>
          </table:table-cell>
          <table:table-cell table:formula="of:=([.G61]+[.H61]+[.I61])/3" office:value-type="float" office:value="23.6" calcext:value-type="float">
            <text:p>23,6</text:p>
          </table:table-cell>
          <table:table-cell table:formula="of:=IF([.N61]&gt;[.O6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9.7" calcext:value-type="float">
            <text:p>9,7</text:p>
          </table:table-cell>
          <table:table-cell table:style-name="ce3" table:formula="of:=([.B62]+[.C62]+[.M62])/3" office:value-type="float" office:value="9.83333333333333" calcext:value-type="float">
            <text:p>9,8</text:p>
          </table:table-cell>
          <table:table-cell table:formula="of:=([.G62]+[.H62]+[.I62])/3" office:value-type="float" office:value="22.7666666666667" calcext:value-type="float">
            <text:p>22,7666666666667</text:p>
          </table:table-cell>
          <table:table-cell table:formula="of:=IF([.N62]&gt;[.O6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8" calcext:value-type="float">
            <text:p>10,8</text:p>
          </table:table-cell>
          <table:table-cell table:style-name="ce3" table:formula="of:=([.B63]+[.C63]+[.M63])/3" office:value-type="float" office:value="17.2666666666667" calcext:value-type="float">
            <text:p>17,3</text:p>
          </table:table-cell>
          <table:table-cell table:formula="of:=([.G63]+[.H63]+[.I63])/3" office:value-type="float" office:value="15.2666666666667" calcext:value-type="float">
            <text:p>15,2666666666667</text:p>
          </table:table-cell>
          <table:table-cell table:formula="of:=IF([.N63]&gt;[.O6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2.8" calcext:value-type="float">
            <text:p>2,8</text:p>
          </table:table-cell>
          <table:table-cell table:style-name="ce3" table:formula="of:=([.B64]+[.C64]+[.M64])/3" office:value-type="float" office:value="5.46666666666667" calcext:value-type="float">
            <text:p>5,5</text:p>
          </table:table-cell>
          <table:table-cell table:formula="of:=([.G64]+[.H64]+[.I64])/3" office:value-type="float" office:value="16.5333333333333" calcext:value-type="float">
            <text:p>16,5333333333333</text:p>
          </table:table-cell>
          <table:table-cell table:formula="of:=IF([.N64]&gt;[.O6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.9" calcext:value-type="float">
            <text:p>6,9</text:p>
          </table:table-cell>
          <table:table-cell table:style-name="ce3" table:formula="of:=([.B65]+[.C65]+[.M65])/3" office:value-type="float" office:value="6.03333333333333" calcext:value-type="float">
            <text:p>6,0</text:p>
          </table:table-cell>
          <table:table-cell table:formula="of:=([.G65]+[.H65]+[.I65])/3" office:value-type="float" office:value="10.7666666666667" calcext:value-type="float">
            <text:p>10,7666666666667</text:p>
          </table:table-cell>
          <table:table-cell table:formula="of:=IF([.N65]&gt;[.O6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5.2" calcext:value-type="float">
            <text:p>5,2</text:p>
          </table:table-cell>
          <table:table-cell table:style-name="ce3" table:formula="of:=([.B66]+[.C66]+[.M66])/3" office:value-type="float" office:value="4.9" calcext:value-type="float">
            <text:p>4,9</text:p>
          </table:table-cell>
          <table:table-cell table:formula="of:=([.G66]+[.H66]+[.I66])/3" office:value-type="float" office:value="18.7333333333333" calcext:value-type="float">
            <text:p>18,7333333333333</text:p>
          </table:table-cell>
          <table:table-cell table:formula="of:=IF([.N66]&gt;[.O6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3.7" calcext:value-type="float">
            <text:p>13,7</text:p>
          </table:table-cell>
          <table:table-cell table:style-name="ce3" table:formula="of:=([.B67]+[.C67]+[.M67])/3" office:value-type="float" office:value="12.4666666666667" calcext:value-type="float">
            <text:p>12,5</text:p>
          </table:table-cell>
          <table:table-cell table:formula="of:=([.G67]+[.H67]+[.I67])/3" office:value-type="float" office:value="13.1666666666667" calcext:value-type="float">
            <text:p>13,1666666666667</text:p>
          </table:table-cell>
          <table:table-cell table:formula="of:=IF([.N67]&gt;[.O6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5.8" calcext:value-type="float">
            <text:p>15,8</text:p>
          </table:table-cell>
          <table:table-cell table:style-name="ce3" table:formula="of:=([.B68]+[.C68]+[.M68])/3" office:value-type="float" office:value="15.1" calcext:value-type="float">
            <text:p>15,1</text:p>
          </table:table-cell>
          <table:table-cell table:formula="of:=([.G68]+[.H68]+[.I68])/3" office:value-type="float" office:value="14.8333333333333" calcext:value-type="float">
            <text:p>14,8333333333333</text:p>
          </table:table-cell>
          <table:table-cell table:formula="of:=IF([.N68]&gt;[.O6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3.6" calcext:value-type="float">
            <text:p>3,6</text:p>
          </table:table-cell>
          <table:table-cell table:style-name="ce3" table:formula="of:=([.B69]+[.C69]+[.M69])/3" office:value-type="float" office:value="4.8" calcext:value-type="float">
            <text:p>4,8</text:p>
          </table:table-cell>
          <table:table-cell table:formula="of:=([.G69]+[.H69]+[.I69])/3" office:value-type="float" office:value="8.96666666666667" calcext:value-type="float">
            <text:p>8,96666666666667</text:p>
          </table:table-cell>
          <table:table-cell table:formula="of:=IF([.N69]&gt;[.O6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17.5" calcext:value-type="float">
            <text:p>17,5</text:p>
          </table:table-cell>
          <table:table-cell table:style-name="ce3" table:formula="of:=([.B70]+[.C70]+[.M70])/3" office:value-type="float" office:value="11.2333333333333" calcext:value-type="float">
            <text:p>11,2</text:p>
          </table:table-cell>
          <table:table-cell table:formula="of:=([.G70]+[.H70]+[.I70])/3" office:value-type="float" office:value="15.7333333333333" calcext:value-type="float">
            <text:p>15,7333333333333</text:p>
          </table:table-cell>
          <table:table-cell table:formula="of:=IF([.N70]&gt;[.O7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48.3" calcext:value-type="float">
            <text:p>48,3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3.2" calcext:value-type="float">
            <text:p>13,2</text:p>
          </table:table-cell>
          <table:table-cell table:style-name="ce3" table:formula="of:=([.B71]+[.C71]+[.M71])/3" office:value-type="float" office:value="7.23333333333333" calcext:value-type="float">
            <text:p>7,2</text:p>
          </table:table-cell>
          <table:table-cell table:formula="of:=([.G71]+[.H71]+[.I71])/3" office:value-type="float" office:value="23.1" calcext:value-type="float">
            <text:p>23,1</text:p>
          </table:table-cell>
          <table:table-cell table:formula="of:=IF([.N71]&gt;[.O7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3.3" calcext:value-type="float">
            <text:p>3,3</text:p>
          </table:table-cell>
          <table:table-cell table:style-name="ce3" table:formula="of:=([.B72]+[.C72]+[.M72])/3" office:value-type="float" office:value="5.2" calcext:value-type="float">
            <text:p>5,2</text:p>
          </table:table-cell>
          <table:table-cell table:formula="of:=([.G72]+[.H72]+[.I72])/3" office:value-type="float" office:value="11.1" calcext:value-type="float">
            <text:p>11,1</text:p>
          </table:table-cell>
          <table:table-cell table:formula="of:=IF([.N72]&gt;[.O7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0.9" calcext:value-type="float">
            <text:p>10,9</text:p>
          </table:table-cell>
          <table:table-cell table:style-name="ce3" table:formula="of:=([.B73]+[.C73]+[.M73])/3" office:value-type="float" office:value="6.13333333333333" calcext:value-type="float">
            <text:p>6,1</text:p>
          </table:table-cell>
          <table:table-cell table:formula="of:=([.G73]+[.H73]+[.I73])/3" office:value-type="float" office:value="17.9333333333333" calcext:value-type="float">
            <text:p>17,9333333333333</text:p>
          </table:table-cell>
          <table:table-cell table:formula="of:=IF([.N73]&gt;[.O7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46.6" calcext:value-type="float">
            <text:p>46,6</text:p>
          </table:table-cell>
          <table:table-cell table:style-name="ce4" office:value-type="float" office:value="48.1" calcext:value-type="float">
            <text:p>48,1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3.8" calcext:value-type="float">
            <text:p>3,8</text:p>
          </table:table-cell>
          <table:table-cell table:style-name="ce3" table:formula="of:=([.B74]+[.C74]+[.M74])/3" office:value-type="float" office:value="7.06666666666667" calcext:value-type="float">
            <text:p>7,1</text:p>
          </table:table-cell>
          <table:table-cell table:formula="of:=([.G74]+[.H74]+[.I74])/3" office:value-type="float" office:value="35.6333333333333" calcext:value-type="float">
            <text:p>35,6333333333333</text:p>
          </table:table-cell>
          <table:table-cell table:formula="of:=IF([.N74]&gt;[.O7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2.5" calcext:value-type="float">
            <text:p>2,5</text:p>
          </table:table-cell>
          <table:table-cell table:style-name="ce3" table:formula="of:=([.B75]+[.C75]+[.M75])/3" office:value-type="float" office:value="10.9333333333333" calcext:value-type="float">
            <text:p>10,9</text:p>
          </table:table-cell>
          <table:table-cell table:formula="of:=([.G75]+[.H75]+[.I75])/3" office:value-type="float" office:value="11.7666666666667" calcext:value-type="float">
            <text:p>11,7666666666667</text:p>
          </table:table-cell>
          <table:table-cell table:formula="of:=IF([.N75]&gt;[.O7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50.9" calcext:value-type="float">
            <text:p>50,9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9.4" calcext:value-type="float">
            <text:p>39,4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3.8" calcext:value-type="float">
            <text:p>3,8</text:p>
          </table:table-cell>
          <table:table-cell table:style-name="ce3" table:formula="of:=([.B76]+[.C76]+[.M76])/3" office:value-type="float" office:value="4.53333333333333" calcext:value-type="float">
            <text:p>4,5</text:p>
          </table:table-cell>
          <table:table-cell table:formula="of:=([.G76]+[.H76]+[.I76])/3" office:value-type="float" office:value="26.1666666666667" calcext:value-type="float">
            <text:p>26,1666666666667</text:p>
          </table:table-cell>
          <table:table-cell table:formula="of:=IF([.N76]&gt;[.O7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1.7" calcext:value-type="float">
            <text:p>11,7</text:p>
          </table:table-cell>
          <table:table-cell table:style-name="ce3" table:formula="of:=([.B77]+[.C77]+[.M77])/3" office:value-type="float" office:value="10.3333333333333" calcext:value-type="float">
            <text:p>10,3</text:p>
          </table:table-cell>
          <table:table-cell table:formula="of:=([.G77]+[.H77]+[.I77])/3" office:value-type="float" office:value="9.03333333333333" calcext:value-type="float">
            <text:p>9,03333333333333</text:p>
          </table:table-cell>
          <table:table-cell table:formula="of:=IF([.N77]&gt;[.O7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1.5" calcext:value-type="float">
            <text:p>11,5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51.5" calcext:value-type="float">
            <text:p>51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2" calcext:value-type="float">
            <text:p>13,2</text:p>
          </table:table-cell>
          <table:table-cell table:style-name="ce3" table:formula="of:=([.B78]+[.C78]+[.M78])/3" office:value-type="float" office:value="9.36666666666667" calcext:value-type="float">
            <text:p>9,4</text:p>
          </table:table-cell>
          <table:table-cell table:formula="of:=([.G78]+[.H78]+[.I78])/3" office:value-type="float" office:value="34.4333333333333" calcext:value-type="float">
            <text:p>34,4333333333333</text:p>
          </table:table-cell>
          <table:table-cell table:formula="of:=IF([.N78]&gt;[.O7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5" calcext:value-type="float">
            <text:p>5,0</text:p>
          </table:table-cell>
          <table:table-cell table:style-name="ce3" table:formula="of:=([.B79]+[.C79]+[.M79])/3" office:value-type="float" office:value="6.3" calcext:value-type="float">
            <text:p>6,3</text:p>
          </table:table-cell>
          <table:table-cell table:formula="of:=([.G79]+[.H79]+[.I79])/3" office:value-type="float" office:value="11.7" calcext:value-type="float">
            <text:p>11,7</text:p>
          </table:table-cell>
          <table:table-cell table:formula="of:=IF([.N79]&gt;[.O7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8.7" calcext:value-type="float">
            <text:p>18,7</text:p>
          </table:table-cell>
          <table:table-cell table:style-name="ce3" table:formula="of:=([.B80]+[.C80]+[.M80])/3" office:value-type="float" office:value="11.0333333333333" calcext:value-type="float">
            <text:p>11,0</text:p>
          </table:table-cell>
          <table:table-cell table:formula="of:=([.G80]+[.H80]+[.I80])/3" office:value-type="float" office:value="19.3666666666667" calcext:value-type="float">
            <text:p>19,3666666666667</text:p>
          </table:table-cell>
          <table:table-cell table:formula="of:=IF([.N80]&gt;[.O8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8.6" calcext:value-type="float">
            <text:p>8,6</text:p>
          </table:table-cell>
          <table:table-cell table:style-name="ce3" table:formula="of:=([.B81]+[.C81]+[.M81])/3" office:value-type="float" office:value="6.66666666666667" calcext:value-type="float">
            <text:p>6,7</text:p>
          </table:table-cell>
          <table:table-cell table:formula="of:=([.G81]+[.H81]+[.I81])/3" office:value-type="float" office:value="17.0333333333333" calcext:value-type="float">
            <text:p>17,0333333333333</text:p>
          </table:table-cell>
          <table:table-cell table:formula="of:=IF([.N81]&gt;[.O8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61.1" calcext:value-type="float">
            <text:p>61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3.2" calcext:value-type="float">
            <text:p>13,2</text:p>
          </table:table-cell>
          <table:table-cell table:style-name="ce3" table:formula="of:=([.B82]+[.C82]+[.M82])/3" office:value-type="float" office:value="9.86666666666667" calcext:value-type="float">
            <text:p>9,9</text:p>
          </table:table-cell>
          <table:table-cell table:formula="of:=([.G82]+[.H82]+[.I82])/3" office:value-type="float" office:value="40.4666666666667" calcext:value-type="float">
            <text:p>40,4666666666667</text:p>
          </table:table-cell>
          <table:table-cell table:formula="of:=IF([.N82]&gt;[.O8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29" calcext:value-type="float">
            <text:p>29,0</text:p>
          </table:table-cell>
          <table:table-cell table:style-name="ce3" table:formula="of:=([.B83]+[.C83]+[.M83])/3" office:value-type="float" office:value="13.4333333333333" calcext:value-type="float">
            <text:p>13,4</text:p>
          </table:table-cell>
          <table:table-cell table:formula="of:=([.G83]+[.H83]+[.I83])/3" office:value-type="float" office:value="12.6333333333333" calcext:value-type="float">
            <text:p>12,6333333333333</text:p>
          </table:table-cell>
          <table:table-cell table:formula="of:=IF([.N83]&gt;[.O8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46.3" calcext:value-type="float">
            <text:p>46,3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13.4" calcext:value-type="float">
            <text:p>13,4</text:p>
          </table:table-cell>
          <table:table-cell table:style-name="ce3" table:formula="of:=([.B84]+[.C84]+[.M84])/3" office:value-type="float" office:value="14.0666666666667" calcext:value-type="float">
            <text:p>14,1</text:p>
          </table:table-cell>
          <table:table-cell table:formula="of:=([.G84]+[.H84]+[.I84])/3" office:value-type="float" office:value="25.2333333333333" calcext:value-type="float">
            <text:p>25,2333333333333</text:p>
          </table:table-cell>
          <table:table-cell table:formula="of:=IF([.N84]&gt;[.O8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4.1" calcext:value-type="float">
            <text:p>4,1</text:p>
          </table:table-cell>
          <table:table-cell table:style-name="ce3" table:formula="of:=([.B85]+[.C85]+[.M85])/3" office:value-type="float" office:value="6.2" calcext:value-type="float">
            <text:p>6,2</text:p>
          </table:table-cell>
          <table:table-cell table:formula="of:=([.G85]+[.H85]+[.I85])/3" office:value-type="float" office:value="22.9666666666667" calcext:value-type="float">
            <text:p>22,9666666666667</text:p>
          </table:table-cell>
          <table:table-cell table:formula="of:=IF([.N85]&gt;[.O85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43.9" calcext:value-type="float">
            <text:p>43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2.7" calcext:value-type="float">
            <text:p>2,7</text:p>
          </table:table-cell>
          <table:table-cell table:style-name="ce3" table:formula="of:=([.B86]+[.C86]+[.M86])/3" office:value-type="float" office:value="6.4" calcext:value-type="float">
            <text:p>6,4</text:p>
          </table:table-cell>
          <table:table-cell table:formula="of:=([.G86]+[.H86]+[.I86])/3" office:value-type="float" office:value="19.8666666666667" calcext:value-type="float">
            <text:p>19,8666666666667</text:p>
          </table:table-cell>
          <table:table-cell table:formula="of:=IF([.N86]&gt;[.O8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8.6" calcext:value-type="float">
            <text:p>8,6</text:p>
          </table:table-cell>
          <table:table-cell table:style-name="ce3" table:formula="of:=([.B87]+[.C87]+[.M87])/3" office:value-type="float" office:value="12.0666666666667" calcext:value-type="float">
            <text:p>12,1</text:p>
          </table:table-cell>
          <table:table-cell table:formula="of:=([.G87]+[.H87]+[.I87])/3" office:value-type="float" office:value="17.7333333333333" calcext:value-type="float">
            <text:p>17,7333333333333</text:p>
          </table:table-cell>
          <table:table-cell table:formula="of:=IF([.N87]&gt;[.O87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Пользователь Windows</meta:initial-creator>
    <meta:creation-date>2021-03-21T04:51:24Z</meta:creation-date>
    <dc:date>2022-12-28T21:38:59.833000000</dc:date>
    <meta:editing-duration>PT6M28S</meta:editing-duration>
    <meta:editing-cycles>1</meta:editing-cycles>
    <meta:document-statistic meta:table-count="1" meta:cell-count="1393" meta:object-count="0"/>
  </office:meta>
</office:document-meta>
</file>